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dentityConstraint.hasSimpleContent( SchemaType 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tyConstraint.newS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eldState.attr( Event e , QName name , SchemaType st , String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KeyrefState.hasKeyValue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dentityConstraint.text( Event e , SchemaType st , String value , boolean emptyCont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dRefState.attr( Event e , QName name , SchemaType st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RefState.remove( Ev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dentityConstraint.errorForEvent( String msg , int severity , 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ieldState.remove( Ev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lectorState.SelectorState( SchemaIdentityConstraint constraint , Event e , SchemaType 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lectorState.createFieldState( Event e , SchemaType 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tate.FieldState( SelectorState selector , Event e , SchemaType 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dentityConstraint.errorForEvent( String code , Object [ ] args , int severity , 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dState.text( Event e , SchemaType st , String value , boolean emptyCont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KeyrefState.addKeyValues( final Set values , boolean chil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dState.element( Event e , SchemaType 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eldState.element( Event e , SchemaType 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dentityConstraint.buildIdSta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lectorState.addFields( XmlObjectList fields , Event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lectorState.remove( Event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dRefState.handleValue( Event e , SchemaType st , String valu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FieldState.endElement( 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dRefState.element( Event e , SchemaType 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dState.handleValue( Event e , SchemaType st , String valu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electorState.element( Event e , SchemaType 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dentityConstraint.emitError( Event event , String code , Object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dentityConstraint.endElement( Event 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dentityConstraint.attr( Event e , QName name , SchemaType st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dentityConstraint.element( Event e , SchemaType st , SchemaIdentityConstraint [ ] ic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dentityConstraint.newConstraintState( SchemaIdentityConstraint ic , Event e , SchemaType 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dState.attr( Event e , QName name , SchemaType st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tyConstraint.emitError( Event event ,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lectorState.attr( Event e , QName name , SchemaType st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dState.Id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dentityConstraint.setSavePoint( ConstraintState c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dRefState.endElement( 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dState.remove( 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lectorState.endElement( 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RefState.text( Event e , SchemaType st , String value , boolean emptyCont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KeyrefState.remove( Event 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electorState.text( Event e , SchemaType st , String value , boolean empty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eldState.text( Event e , SchemaType st , String value , boolean emptyConte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dState.endElement( 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dentityConstraint.getSimpleType( SchemaType 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dentityConstraint.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tyConstraint.IdentityConstraint( Collection errorListener , boolean trackIdre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dRefState.IdRefState( IdState i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dentityConstraint.newValue( SchemaType st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straintState.Constrain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KeyrefState.KeyrefState( SchemaIdentityConstraint constraint , Event e , SchemaType 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